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8" office:value-type="string" office:string-value="Forwarding Instructions. Details">
            <text:p>Forwarding Instructions. Details</text:p>
          </table:table-cell>
          <table:table-cell table:style-name="ce8" office:value-type="string" office:string-value=""/>
          <table:table-cell table:style-name="ce8" office:value-type="string" office:string-value="Forwarding Instructions">
            <text:p>Forwarding Instructio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warding Instructions. UBL Version Identifier. Identifier">
            <text:p>Forwarding Instructions. UBL Vers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warding Instructions. Customization Identifier. Identifier">
            <text:p>Forwarding Instructions. Customiza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warding Instructions. Profile Identifier. Identifier">
            <text:p>Forwarding Instructions. Profile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warding Instructions. Profile Execution Identifier. Identifier">
            <text:p>Forwarding Instructions. Profile Execu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warding Instructions. Identifier">
            <text:p>Forwarding Instructions.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Forwarding Instructions. Carrier Assigned_ Identifier. Identifier">
            <text:p>Forwarding Instructions. Carrier Assigned_ Identifier. Identifie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warding Instructions. UUID. Identifier">
            <text:p>Forwarding Instructions. UUID.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warding Instructions. Issue Date. Date">
            <text:p>Forwarding Instructions. Issue Date. Dat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warding Instructions. Issue Time. Time">
            <text:p>Forwarding Instructions. Issue Time. Ti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Forwarding Instructions. Name">
            <text:p>Forwarding Instructions. Na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Forwarding Instructions. Description. Text">
            <text:p>Forwarding Instructions. Description.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Forwarding Instructions. Note. Text">
            <text:p>Forwarding Instructions. Note.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Forwarding Instructions. Document Status Code. Code">
            <text:p>Forwarding Instructions. Document Status Code. Cod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Forwarding Instructions. Shipping Order Identifier. Identifier">
            <text:p>Forwarding Instructions. Shipping Order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text:p>Reference number to identify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Forwarding Instructions. To Order_ Indicator. Indicator">
            <text:p>Forwarding Instructions. To Order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Forwarding Instructions. Ad Valorem_ Indicator. Indicator">
            <text:p>Forwarding Instructions. Ad Valorem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Forwarding Instructions. Declared Carriage_ Value. Amount">
            <text:p>Forwarding Instructions. Declared Carriage_ Value. Amoun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Forwarding Instructions. Other_ Instruction. Text">
            <text:p>Forwarding Instructions. Other_ Instruction. Tex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Forwarding Instructions. Consignor_ Party. Party">
            <text:p>Forwarding Instructions. Consigno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Forwarding Instructions. Carrier_ Party. Party">
            <text:p>Forwarding Instructions. Carri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Forwarding Instructions. Freight Forwarder_ Party. Party">
            <text:p>Forwarding Instructions. Freight Forward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Forwarding Instructions. Shipment">
            <text:p>Forwarding Instructions. Shipment</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Forwarding Instructions. Document Reference">
            <text:p>Forwarding Instructions. Document Referenc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Forwarding Instructions. Exchange Rate">
            <text:p>Forwarding Instructions. Exchange Rat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10" office:value-type="string" office:string-value="Forwarding Instructions. Signature">
            <text:p>Forwarding Instructions. Signatur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